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Cambria1" svg:font-family="Cambria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0c1f37" style:text-blinking="false" fo:background-color="#ffffff"/>
    </style:style>
    <style:style style:name="P2" style:family="paragraph" style:parent-style-name="Standard">
      <style:text-properties officeooo:paragraph-rsid="000dd7bb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0c1f37" officeooo:paragraph-rsid="000c1f37" style:text-blinking="false" fo:background-color="#ffffff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0eecbb" officeooo:paragraph-rsid="000eecbb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0efbd0" officeooo:paragraph-rsid="000efbd0" style:text-blinking="false" fo:background-color="#ffffff"/>
    </style:style>
    <style:style style:name="P7" style:family="paragraph" style:parent-style-name="Text_20_body">
      <style:text-properties officeooo:rsid="000c1f37" officeooo:paragraph-rsid="000c1f37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0c1f37" officeooo:paragraph-rsid="000c1f37" style:text-blinking="false" fo:background-color="#ffffff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a375f" officeooo:paragraph-rsid="001a375f" style:text-blinking="false" fo:background-color="#ffffff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bold" officeooo:rsid="001a375f" officeooo:paragraph-rsid="001a375f" style:text-blinking="false" fo:background-color="#ffffff" style:font-weight-asian="bold" style:font-weight-complex="bold"/>
    </style:style>
    <style:style style:name="P11" style:family="paragraph" style:parent-style-name="Text_20_body">
      <style:text-properties style:font-name="Cambria1" officeooo:rsid="001b9998" officeooo:paragraph-rsid="001b9998"/>
    </style:style>
    <style:style style:name="P12" style:family="paragraph" style:parent-style-name="Text_20_body">
      <style:text-properties style:font-name="Cambria1" fo:font-weight="bold" officeooo:rsid="001b9998" officeooo:paragraph-rsid="001b9998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ff0000" style:text-line-through-style="none" style:text-line-through-type="none" style:font-name="Cambria" fo:font-size="13pt" fo:font-style="normal" style:text-underline-style="none" fo:font-weight="normal" style:text-blinking="false" fo:background-color="#ffffff"/>
    </style:style>
    <style:style style:name="P14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a375f" officeooo:paragraph-rsid="001a375f" style:text-blinking="false" fo:background-color="#ffffff"/>
    </style:style>
    <style:style style:name="P15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bold" officeooo:rsid="001a375f" officeooo:paragraph-rsid="001a375f" style:text-blinking="false" fo:background-color="#ffffff"/>
    </style:style>
    <style:style style:name="P16" style:family="paragraph">
      <style:paragraph-properties fo:text-align="center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style:text-properties fo:font-size="12pt" style:text-underline-style="solid" style:text-underline-width="auto" style:text-underline-color="font-color"/>
    </style:style>
    <style:style style:name="P19" style:family="paragraph">
      <loext:graphic-properties draw:fill-color="#eeeeee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99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1b9998" style:font-weight-asian="bold" style:font-weight-complex="bold"/>
    </style:style>
    <style:style style:name="T6" style:family="text">
      <style:text-properties fo:font-size="12pt" style:text-underline-style="solid" style:text-underline-width="auto" style:text-underline-color="font-color"/>
    </style:style>
    <style:style style:name="T7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854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209in" fo:min-width="0.5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362in" fo:min-width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2374in" fo:min-width="0.5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362in" fo:min-width="1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0.339in" fo:min-width="0.85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654in" fo:min-width="0.7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165in" fo:min-width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374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5319in" fo:min-width="0.5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291in" fo:min-width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398in" fo:min-width="0.4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126in" fo:min-width="1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291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1626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3126in" fo:min-width="0.9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4429in" fo:min-width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3854in" fo:min-width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854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4374in" fo:min-width="1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3957in" fo:min-width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3957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4374in" fo:min-width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448in" fo:min-width="1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543in" fo:min-width="1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4953in" fo:min-width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3957in" fo:min-width="1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3854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4165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4118in" fo:min-width="0.4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448in" fo:min-width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textarea-horizontal-align="justify" draw:textarea-vertical-align="middle" draw:auto-grow-height="false" fo:min-height="0.3173in" fo:min-width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textarea-horizontal-align="justify" draw:textarea-vertical-align="middle" draw:auto-grow-height="false" fo:min-height="0.4583in" fo:min-width="1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textarea-horizontal-align="justify" draw:textarea-vertical-align="middle" draw:auto-grow-height="false" fo:min-height="0.6571in" fo:min-width="0.7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textarea-horizontal-align="justify" draw:textarea-vertical-align="middle" draw:auto-grow-height="false" fo:min-height="0.5311in" fo:min-width="1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textarea-horizontal-align="justify" draw:textarea-vertical-align="middle" draw:auto-grow-height="false" fo:min-height="0.5102in" fo:min-width="1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textarea-horizontal-align="justify" draw:textarea-vertical-align="middle" draw:auto-grow-height="false" fo:min-height="0.3173in" fo:min-width="0.9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16" svg:width="1.2189in" svg:height="0.3858in" svg:x="-0.372in" svg:y="0.7654in"><text:p text:style-name="P16">Pharmacy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6" svg:width="1.2189in" svg:height="0.3858in" svg:x="-0.2681in" svg:y="2.3799in"><text:p text:style-name="P16">Patient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6" svg:width="1.2189in" svg:height="0.3858in" svg:x="5.2528in" svg:y="0.7236in"><text:p text:style-name="P16">Drug</text:p><draw:enhanced-geometry svg:viewBox="0 0 21600 21600" draw:type="rectangle" draw:enhanced-path="M 0 0 L 21600 0 21600 21600 0 21600 0 0 Z N"/></draw:custom-shape><draw:custom-shape text:anchor-type="paragraph" draw:z-index="3" draw:name="Shape2" draw:style-name="gr2" svg:width="1.115in" svg:height="1.0421in" svg:x="2.5236in" svg:y="0.4319in"><text:p>Sol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Shape3" draw:style-name="gr3" draw:text-style-name="P16" svg:x1="0.8362in" svg:y1="0.9736in" svg:x2="2.5236in" svg:y2="0.9736in"><text:p/></draw:line><draw:line text:anchor-type="paragraph" draw:z-index="5" draw:name="Shape4" draw:style-name="gr3" draw:text-style-name="P16" svg:x1="3.6382in" svg:y1="0.9528in" svg:x2="5.2425in" svg:y2="0.9528in"><text:p/></draw:line><draw:custom-shape text:anchor-type="paragraph" draw:z-index="7" draw:name="Shape5" draw:style-name="gr4" svg:width="0.8024in" svg:height="0.3335in" svg:x="-0.1016in" svg:y="1.5047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5" draw:style-name="gr4" svg:width="0.8024in" svg:height="0.3335in" svg:x="-0.7161in" svg:y="2.911in"><text:p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5" draw:style-name="gr4" svg:width="0.8024in" svg:height="0.3335in" svg:x="0.7008in" svg:y="1.6717in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6" draw:style-name="gr3" draw:text-style-name="P16" svg:x1="-0.1846in" svg:y1="2.1717in" svg:x2="0.0965in" svg:y2="2.3799in"><text:p/></draw:line><draw:line text:anchor-type="paragraph" draw:z-index="11" draw:name="Shape7" draw:style-name="gr3" draw:text-style-name="P16" svg:x1="0.3256in" svg:y1="1.8382in" svg:x2="0.3256in" svg:y2="2.3799in"><text:p/></draw:line><draw:line text:anchor-type="paragraph" draw:z-index="12" draw:name="Shape8" draw:style-name="gr3" draw:text-style-name="P16" svg:x1="0.8256in" svg:y1="1.9528in" svg:x2="0.6173in" svg:y2="2.3799in"><text:p/></draw:line><draw:custom-shape text:anchor-type="paragraph" draw:z-index="13" draw:name="Shape1" draw:style-name="gr1" draw:text-style-name="P16" svg:width="1.2189in" svg:height="0.3858in" svg:x="5.7319in" svg:y="2.2965in"><text:p text:style-name="P16">Doctor</text:p><draw:enhanced-geometry svg:viewBox="0 0 21600 21600" draw:type="rectangle" draw:enhanced-path="M 0 0 L 21600 0 21600 21600 0 21600 0 0 Z N"/></draw:custom-shape><draw:custom-shape text:anchor-type="paragraph" draw:z-index="14" draw:name="Shape5" draw:style-name="gr4" svg:width="0.8024in" svg:height="0.3335in" svg:x="6.6783in" svg:y="2.8902in"><text:p>Speciali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5" draw:style-name="gr4" svg:width="0.8024in" svg:height="0.3335in" svg:x="4.9402in" svg:y="2.994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5" draw:style-name="gr6" svg:width="1.4378in" svg:height="0.3335in" svg:x="5.2319in" svg:y="3.4319in"><text:p>Year of Experien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Shape10" draw:style-name="gr3" draw:text-style-name="P16" svg:x1="6.2528in" svg:y1="2.6819in" svg:x2="6.7839in" svg:y2="3.3591in"><text:p/></draw:line><draw:line text:anchor-type="paragraph" draw:z-index="19" draw:name="Shape11" draw:style-name="gr3" draw:text-style-name="P16" svg:x1="6.1276in" svg:y1="2.6819in" svg:x2="6.1173in" svg:y2="3.4319in"><text:p/></draw:line><draw:line text:anchor-type="paragraph" draw:z-index="20" draw:name="Shape12" draw:style-name="gr3" draw:text-style-name="P16" svg:x1="6.1173in" svg:y1="2.6819in" svg:x2="5.4402in" svg:y2="2.9945in"><text:p/></draw:line><draw:line text:anchor-type="paragraph" draw:z-index="21" draw:name="Shape13" draw:style-name="gr3" draw:text-style-name="P16" svg:x1="6.2528in" svg:y1="2.6819in" svg:x2="6.9091in" svg:y2="2.8902in"><text:p/></draw:line><draw:custom-shape text:anchor-type="paragraph" draw:z-index="22" draw:name="Shape5" draw:style-name="gr4" svg:width="0.8024in" svg:height="0.3335in" svg:x="0.2319in" svg:y="-0.255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5" draw:style-name="gr7" draw:text-style-name="P19" svg:width="1.2087in" svg:height="0.4795in" svg:x="-0.6744in" svg:y="0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4" draw:style-name="gr8" svg:width="0.9898in" svg:height="0.3752in" svg:x="-0.5701in" svg:y="0.078in"><text:p>P.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15" draw:style-name="gr3" draw:text-style-name="P16" svg:x1="0.0654in" svg:y1="0.5047in" svg:x2="0.2634in" svg:y2="0.765in"><text:p/></draw:line><draw:line text:anchor-type="paragraph" draw:z-index="26" draw:name="Shape16" draw:style-name="gr3" draw:text-style-name="P16" svg:x1="0.6799in" svg:y1="0.078in" svg:x2="0.2634in" svg:y2="0.7654in"><text:p/></draw:line><draw:line text:anchor-type="paragraph" draw:z-index="27" draw:name="Shape17" draw:style-name="gr3" draw:text-style-name="P16" svg:x1="0.9508in" svg:y1="2.5567in" svg:x2="2.5028in" svg:y2="2.5465in"><text:p/></draw:line><draw:custom-shape text:anchor-type="paragraph" draw:z-index="28" draw:name="Shape18" draw:style-name="gr9" svg:width="1.0315in" svg:height="0.8335in" svg:x="2.5134in" svg:y="2.1299in"><text:p>treatme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name="Shape19" draw:style-name="gr3" draw:text-style-name="P16" svg:x1="3.5445in" svg:y1="2.5256in" svg:x2="5.7319in" svg:y2="2.5047in"><text:p/></draw:line><draw:custom-shape text:anchor-type="paragraph" draw:z-index="30" draw:name="Shape5" draw:style-name="gr10" draw:text-style-name="P18" svg:width="0.928in" svg:height="0.335in" svg:x="5.3457in" svg:y="-0.0071in"><text:p><text:span text:style-name="T6">Trade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5" draw:style-name="gr10" draw:text-style-name="P20" svg:width="0.928in" svg:height="0.335in" svg:x="6.2736in" svg:y="0.2118in"><text:p><text:span text:style-name="T7">Formu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20" draw:style-name="gr3" draw:text-style-name="P16" svg:x1="5.6382in" svg:y1="0.328in" svg:x2="5.8154in" svg:y2="0.7236in"><text:p/></draw:line><draw:line text:anchor-type="paragraph" draw:z-index="33" draw:name="Shape21" draw:style-name="gr3" draw:text-style-name="P16" svg:x1="5.8984in" svg:y1="0.7236in" svg:x2="6.4087in" svg:y2="0.4945in"><text:p/></draw:line><draw:custom-shape text:anchor-type="paragraph" draw:z-index="34" draw:name="Shape5" draw:style-name="gr4" svg:width="0.8024in" svg:height="0.3335in" svg:x="0.6799in" svg:y="0.078in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22" draw:style-name="gr3" draw:text-style-name="P16" svg:x1="0.7531in" svg:y1="0.3591in" svg:x2="0.2634in" svg:y2="0.7654in"><text:p/></draw:line><draw:line text:anchor-type="paragraph" draw:z-index="36" draw:name="Shape23" draw:style-name="gr3" draw:text-style-name="P16" svg:x1="0.2319in" svg:y1="2.7654in" svg:x2="0.2528in" svg:y2="4.0362in"><text:p/></draw:line><draw:custom-shape text:anchor-type="paragraph" draw:z-index="37" draw:name="Shape24" draw:style-name="gr11" draw:text-style-name="P16" svg:width="1.1567in" svg:height="1.063in" svg:x="-0.3201in" svg:y="4.0362in"><text:p text:style-name="P16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8" draw:name="Shape25" draw:style-name="gr3" draw:text-style-name="P16" svg:x1="0.8362in" svg:y1="4.5984in" svg:x2="5.7319in" svg:y2="2.5256in"><text:p/></draw:line><draw:line text:anchor-type="paragraph" draw:z-index="39" draw:name="Shape9" draw:style-name="gr3" draw:text-style-name="P16" svg:x1="-0.1953in" svg:y1="2.911in" svg:x2="-0.039in" svg:y2="2.7654in"><text:p/></draw:line><draw:line text:anchor-type="paragraph" draw:z-index="40" draw:name="Shape27" draw:style-name="gr3" draw:text-style-name="P16" svg:x1="0.9508in" svg:y1="2.3799in" svg:x2="2.1697in" svg:y2="1.911in"><text:p/></draw:line><draw:custom-shape text:anchor-type="paragraph" draw:z-index="41" draw:name="Shape28" draw:style-name="gr12" svg:width="0.8335in" svg:height="0.4587in" svg:x="2.1693in" svg:y="1.6717in"><text:p>us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2" draw:name="Shape29" draw:style-name="gr3" draw:text-style-name="P16" svg:x1="3.0028in" svg:y1="1.9114in" svg:x2="5.2528in" svg:y2="1.0571in"><text:p/></draw:line><draw:custom-shape text:anchor-type="paragraph" draw:z-index="43" draw:name="Shape30" draw:style-name="gr13" svg:width="0.8441in" svg:height="0.6776in" svg:x="5.8154in" svg:y="1.4217in"><text:p>prescr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4" draw:name="Shape31" draw:style-name="gr3" draw:text-style-name="P16" svg:x1="6.2319in" svg:y1="2.0984in" svg:x2="6.2319in" svg:y2="2.2965in"><text:p/></draw:line><draw:line text:anchor-type="paragraph" draw:z-index="45" draw:name="Shape32" draw:style-name="gr3" draw:text-style-name="P16" svg:x1="6.0965in" svg:y1="1.1091in" svg:x2="6.2319in" svg:y2="1.4217in"><text:p/></draw:line><draw:custom-shape text:anchor-type="paragraph" draw:z-index="46" draw:name="Shape33" draw:style-name="gr14" svg:width="1.4378in" svg:height="0.313in" svg:x="3.5654in" svg:y="-0.7661in"><text:p><text:s text:c="4"/>Company</text:p><draw:enhanced-geometry svg:viewBox="0 0 21600 21600" draw:type="rectangle" draw:enhanced-path="M 0 0 L 21600 0 21600 21600 0 21600 0 0 Z N"/></draw:custom-shape><draw:line text:anchor-type="paragraph" draw:z-index="47" draw:name="Shape34" draw:style-name="gr3" draw:text-style-name="P16" svg:x1="0.8465in" svg:y1="0.7654in" svg:x2="1.8984in" svg:y2="0.0362in"><text:p/></draw:line><draw:custom-shape text:anchor-type="paragraph" draw:z-index="48" draw:name="Shape35" draw:style-name="gr15" svg:width="0.6461in" svg:height="0.4587in" svg:x="1.8362in" svg:y="-0.2346in"><text:p>hav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36" draw:style-name="gr3" draw:text-style-name="P16" svg:x1="2.4819in" svg:y1="0.0047in" svg:x2="3.8465in" svg:y2="-0.4535in"><text:p/></draw:line><draw:frame text:anchor-type="paragraph" draw:z-index="50" draw:name="Shape26" draw:style-name="gr16" draw:text-style-name="P21" svg:width="0.2189in" svg:height="0.2087in" svg:x="1.211in" svg:y="0.7654in"><draw:text-box><text:p/></draw:text-box></draw:frame><draw:frame text:anchor-type="paragraph" draw:z-index="51" draw:name="Shape37" draw:style-name="gr17" draw:text-style-name="P21" svg:width="0.2504in" svg:height="0.2087in" svg:x="1.128in" svg:y="0.7654in"><draw:text-box><text:p>1</text:p></draw:text-box></draw:frame><draw:frame text:anchor-type="paragraph" draw:z-index="52" draw:name="Shape38" draw:style-name="gr18" draw:text-style-name="P21" svg:width="0.2504in" svg:height="0.2398in" svg:x="4.7634in" svg:y="0.7134in"><draw:text-box><text:p>N</text:p></draw:text-box></draw:frame><draw:frame text:anchor-type="paragraph" draw:z-index="53" draw:name="Shape39" draw:style-name="gr19" draw:text-style-name="P21" svg:width="0.2189in" svg:height="0.1925in" svg:x="1.1173in" svg:y="2.5465in"><draw:text-box><text:p>M</text:p></draw:text-box></draw:frame><draw:frame text:anchor-type="paragraph" draw:z-index="54" draw:name="Shape40" draw:style-name="gr19" draw:text-style-name="P21" svg:width="0.2815in" svg:height="0.1925in" svg:x="5.3256in" svg:y="2.3591in"><draw:text-box><text:p>N</text:p></draw:text-box></draw:frame><draw:frame text:anchor-type="paragraph" draw:z-index="55" draw:name="Shape41" draw:style-name="gr19" draw:text-style-name="P21" svg:width="0.2398in" svg:height="0.1925in" svg:x="1.0339in" svg:y="2.1925in"><draw:text-box><text:p>M</text:p></draw:text-box></draw:frame><draw:frame text:anchor-type="paragraph" draw:z-index="56" draw:name="Shape42" draw:style-name="gr20" draw:text-style-name="P21" svg:width="0.2815in" svg:height="0.2295in" svg:x="4.6799in" svg:y="1.1402in"><draw:text-box><text:p>N</text:p></draw:text-box></draw:frame><draw:frame text:anchor-type="paragraph" draw:z-index="57" draw:name="Shape44" draw:style-name="gr19" draw:text-style-name="P21" svg:width="0.2504in" svg:height="0.1925in" svg:x="0.7528in" svg:y="0.5984in"><draw:text-box><text:p>M</text:p></draw:text-box></draw:frame><draw:frame text:anchor-type="paragraph" draw:z-index="58" draw:name="Shape45" draw:style-name="gr21" draw:text-style-name="P21" svg:width="0.2295in" svg:height="0.2189in" svg:x="0.3256in" svg:y="3.1193in"><draw:text-box><text:p>M</text:p></draw:text-box></draw:frame><draw:frame text:anchor-type="paragraph" draw:z-index="59" draw:name="Shape46" draw:style-name="gr19" draw:text-style-name="P21" svg:width="0.2295in" svg:height="0.1925in" svg:x="4.5339in" svg:y="2.7756in"><draw:text-box><text:p>N</text:p></draw:text-box></draw:frame><draw:frame text:anchor-type="paragraph" draw:z-index="60" draw:name="Shape47" draw:style-name="gr17" draw:text-style-name="P21" svg:width="0.2815in" svg:height="0.2087in" svg:x="6.2319in" svg:y="1.161in"><draw:text-box><text:p>M</text:p></draw:text-box></draw:frame><draw:frame text:anchor-type="paragraph" draw:z-index="61" draw:name="Shape48" draw:style-name="gr22" draw:text-style-name="P21" svg:width="0.2295in" svg:height="0.198in" svg:x="6.3362in" svg:y="2.0984in"><draw:text-box><text:p>N</text:p></draw:text-box></draw:frame><draw:line text:anchor-type="paragraph" draw:z-index="62" draw:name="Shape49" draw:style-name="gr3" draw:text-style-name="P16" svg:x1="5.8154in" svg:y1="1.7756in" svg:x2="0.9508in" svg:y2="2.3799in"><text:p/></draw:line><draw:custom-shape text:anchor-type="paragraph" draw:z-index="63" draw:name="Shape50" draw:style-name="gr23" svg:width="0.8543in" svg:height="0.2295in" svg:x="1.2839in" svg:y="-0.5472in"><text:p>start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43" draw:style-name="gr3" draw:text-style-name="P16" svg:x1="1.9091in" svg:y1="-0.3181in" svg:x2="2.128in" svg:y2="-0.2346in"><text:p/></draw:line><draw:custom-shape text:anchor-type="paragraph" draw:z-index="65" draw:name="Shape50" draw:style-name="gr23" svg:width="0.8543in" svg:height="0.2295in" svg:x="2.1382in" svg:y="-0.6929in"><text:p>end_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Shape51" draw:style-name="gr3" draw:text-style-name="P16" svg:x1="2.4299in" svg:y1="-0.4638in" svg:x2="2.1799in" svg:y2="-0.2346in"><text:p/></draw:line></text:p>
      <text:p text:style-name="Standard"><draw:line text:anchor-type="paragraph" draw:z-index="67" draw:name="Shape52" draw:style-name="gr3" draw:text-style-name="P16" svg:x1="2.1382in" svg:y1="0.0319in" svg:x2="2.1382in" svg:y2="0.2299in"><text:p/></draw:line></text:p>
      <text:p text:style-name="Standard"><draw:custom-shape text:anchor-type="paragraph" draw:z-index="68" draw:name="Shape50" draw:style-name="gr23" svg:width="0.8543in" svg:height="0.2295in" svg:x="1.5965in" svg:y="0.0425in"><text:p>supervis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Shape5" draw:style-name="gr4" draw:text-style-name="P17" svg:width="0.8024in" svg:height="0.3335in" svg:x="-0.7055in" svg:y="0.1134in"><text:p><text:span text:style-name="T1">SS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Shape5" draw:style-name="gr5" draw:text-style-name="P18" svg:width="0.8031in" svg:height="0.335in" svg:x="6.6693in" svg:y="0.0472in"><text:p><text:span text:style-name="T6">SS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3"><text:bookmark text:name="docs-internal-guid-07d46901-7fff-207e-293f-a721c525199f"/>1.Find the Entity types</text:p>
      <text:p text:style-name="P4">Pharmacy(Name,Address,PhoneNumber)</text:p>
      <text:p text:style-name="P4">Patient(<text:span text:style-name="T1">SSN,</text:span>Name,Address,Age)</text:p>
      <text:p text:style-name="P4">Doctor(SSN,Name,Speciality,Year of experience)</text:p>
      <text:p text:style-name="P4">Drug(TradeName,Formula)</text:p>
      <text:p text:style-name="P4"/>
      <text:p text:style-name="P4"/>
      <text:p text:style-name="P5">2. Draw ER diagram to each relationship separately.</text:p>
      <text:p text:style-name="P5"><draw:custom-shape text:anchor-type="paragraph" draw:z-index="71" draw:name="Shape55" draw:style-name="gr25" svg:width="1.0421in" svg:height="0.8858in" svg:x="2.2528in" svg:y="0.0346in"><text:p>sol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<draw:custom-shape text:anchor-type="paragraph" draw:z-index="69" draw:name="Shape53" draw:style-name="gr24" draw:text-style-name="P16" svg:width="0.9689in" svg:height="0.313in" svg:x="0.2839in" svg:y="0.0638in"><text:p text:style-name="P16">Pharmacy</text:p><draw:enhanced-geometry svg:viewBox="0 0 21600 21600" draw:type="rectangle" draw:enhanced-path="M 0 0 L 21600 0 21600 21600 0 21600 0 0 Z N"/></draw:custom-shape><draw:line text:anchor-type="paragraph" draw:z-index="70" draw:name="Shape54" draw:style-name="gr3" draw:text-style-name="P16" svg:x1="1.2528in" svg:y1="0.2303in" svg:x2="2.2945in" svg:y2="0.2201in"><text:p/></draw:line><draw:custom-shape text:anchor-type="paragraph" draw:z-index="72" draw:name="Shape56" draw:style-name="gr26" draw:text-style-name="P16" svg:width="1.3441in" svg:height="0.3858in" svg:x="4.8047in" svg:y="-0.0091in"><text:p text:style-name="P16">Drugs</text:p><draw:enhanced-geometry svg:viewBox="0 0 21600 21600" draw:type="rectangle" draw:enhanced-path="M 0 0 L 21600 0 21600 21600 0 21600 0 0 Z N"/></draw:custom-shape><draw:line text:anchor-type="paragraph" draw:z-index="73" draw:name="Shape57" draw:style-name="gr3" draw:text-style-name="P16" svg:x1="3.2945in" svg:y1="0.2516in" svg:x2="4.8047in" svg:y2="0.2516in"><text:p/></draw:line><draw:frame text:anchor-type="paragraph" draw:z-index="106" draw:name="Shape90" draw:style-name="gr46" draw:text-style-name="P21" svg:width="0.2087in" svg:height="0.2504in" svg:x="1.5862in" svg:y="0.0953in"><draw:text-box><text:p>M</text:p></draw:text-box></draw:frame><draw:frame text:anchor-type="paragraph" draw:z-index="107" draw:name="Shape91" draw:style-name="gr47" draw:text-style-name="P21" svg:width="0.2295in" svg:height="0.1925in" svg:x="3.8362in" svg:y="0.1264in"><draw:text-box><text:p>1</text:p></draw:text-box></draw:frame></text:p>
      <text:p text:style-name="P5"/>
      <text:p text:style-name="P5"/>
      <text:p text:style-name="P5"/>
      <text:p text:style-name="P5"><text:soft-page-break/></text:p>
      <text:p text:style-name="P5"><draw:custom-shape text:anchor-type="paragraph" draw:z-index="76" draw:name="Shape60" draw:style-name="gr29" svg:width="1.0106in" svg:height="0.7921in" svg:x="2.5028in" svg:y="0.1957in"><text:p>Treatme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9" draw:name="Shape83" draw:style-name="gr41" draw:text-style-name="P21" svg:width="0.0012in" svg:height="0.1925in" svg:x="3.8256in" svg:y="0.05in"><draw:text-box><text:p/></draw:text-box></draw:frame></text:p>
      <text:p text:style-name="P5"><draw:custom-shape text:anchor-type="paragraph" draw:z-index="74" draw:name="Shape58" draw:style-name="gr27" draw:text-style-name="P16" svg:width="1.2606in" svg:height="0.3858in" svg:x="-0.0283in" svg:y="0.1209in"><text:p text:style-name="P16">Doctor</text:p><draw:enhanced-geometry svg:viewBox="0 0 21600 21600" draw:type="rectangle" draw:enhanced-path="M 0 0 L 21600 0 21600 21600 0 21600 0 0 Z N"/></draw:custom-shape><draw:custom-shape text:anchor-type="paragraph" draw:z-index="75" draw:name="Shape59" draw:style-name="gr28" draw:text-style-name="P16" svg:width="1.5004in" svg:height="0.4378in" svg:x="4.6484in" svg:y="0.0272in"><text:p text:style-name="P16">Patient</text:p><draw:enhanced-geometry svg:viewBox="0 0 21600 21600" draw:type="rectangle" draw:enhanced-path="M 0 0 L 21600 0 21600 21600 0 21600 0 0 Z N"/></draw:custom-shape><draw:frame text:anchor-type="paragraph" draw:z-index="98" draw:name="Shape82" draw:style-name="gr40" draw:text-style-name="P21" svg:width="0.2921in" svg:height="0.198in" svg:x="1.6071in" svg:y="0.2043in"><draw:text-box><text:p>1</text:p></draw:text-box></draw:frame><draw:frame text:anchor-type="paragraph" draw:z-index="100" draw:name="Shape84" draw:style-name="gr42" draw:text-style-name="P21" svg:width="0.3858in" svg:height="0.2398in" svg:x="3.9717in" svg:y="0.1626in"><draw:text-box><text:p>M</text:p></draw:text-box></draw:frame></text:p>
      <text:p text:style-name="P5"><draw:line text:anchor-type="paragraph" draw:z-index="77" draw:name="Shape61" draw:style-name="gr3" draw:text-style-name="P16" svg:x1="1.2319in" svg:y1="0.1083in" svg:x2="2.5028in" svg:y2="0.1083in"><text:p/></draw:line><draw:line text:anchor-type="paragraph" draw:z-index="78" draw:name="Shape62" draw:style-name="gr3" draw:text-style-name="P16" svg:x1="3.5134in" svg:y1="0.1083in" svg:x2="4.6488in" svg:y2="0.0874in"><text:p/></draw:line></text:p>
      <text:p text:style-name="P5"/>
      <text:p text:style-name="P5"/>
      <text:p text:style-name="P5"/>
      <text:p text:style-name="P5"><draw:custom-shape text:anchor-type="paragraph" draw:z-index="79" draw:name="Shape63" draw:style-name="gr30" draw:text-style-name="P16" svg:width="1.2504in" svg:height="0.3961in" svg:x="-0.1118in" svg:y="0.1311in"><text:p text:style-name="P16">Company</text:p><draw:enhanced-geometry svg:viewBox="0 0 21600 21600" draw:type="rectangle" draw:enhanced-path="M 0 0 L 21600 0 21600 21600 0 21600 0 0 Z N"/></draw:custom-shape><draw:custom-shape text:anchor-type="paragraph" draw:z-index="80" draw:name="Shape64" draw:style-name="gr31" svg:width="1.0106in" svg:height="0.8752in" svg:x="2.5965in" svg:y="0.0063in"><text:p>hav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1" draw:name="Shape65" draw:style-name="gr32" draw:text-style-name="P16" svg:width="1.4169in" svg:height="0.448in" svg:x="5.0028in" svg:y="0.1311in"><text:p text:style-name="P16">Pharmacy</text:p><draw:enhanced-geometry svg:viewBox="0 0 21600 21600" draw:type="rectangle" draw:enhanced-path="M 0 0 L 21600 0 21600 21600 0 21600 0 0 Z N"/></draw:custom-shape></text:p>
      <text:p text:style-name="P5"><draw:line text:anchor-type="paragraph" draw:z-index="82" draw:name="Shape66" draw:style-name="gr3" draw:text-style-name="P16" svg:x1="2.5965in" svg:y1="0.2228in" svg:x2="1.1382in" svg:y2="0.202in"><text:p/></draw:line><draw:line text:anchor-type="paragraph" draw:z-index="83" draw:name="Shape67" draw:style-name="gr3" draw:text-style-name="P16" svg:x1="3.6071in" svg:y1="0.2437in" svg:x2="5.0028in" svg:y2="0.2228in"><text:p/></draw:line><draw:frame text:anchor-type="paragraph" draw:z-index="101" draw:name="Shape85" draw:style-name="gr42" draw:text-style-name="P21" svg:width="0.4169in" svg:height="0.2398in" svg:x="1.628in" svg:y="0.0043in"><draw:text-box><text:p>M</text:p></draw:text-box></draw:frame><draw:frame text:anchor-type="paragraph" draw:z-index="102" draw:name="Shape86" draw:style-name="gr43" draw:text-style-name="P21" svg:width="0.2087in" svg:height="0.1925in" svg:x="4.2008in" svg:y="0.098in"><draw:text-box><text:p>N</text:p></draw:text-box></draw:frame></text:p>
      <text:p text:style-name="P5"/>
      <text:p text:style-name="P5"/>
      <text:p text:style-name="P5"/>
      <text:p text:style-name="P5"><draw:custom-shape text:anchor-type="paragraph" draw:z-index="85" draw:name="Shape69" draw:style-name="gr34" svg:width="1.2921in" svg:height="0.9898in" svg:x="2.6693in" svg:y="0.1626in"><text:p>Prescr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<draw:custom-shape text:anchor-type="paragraph" draw:z-index="86" draw:name="Shape70" draw:style-name="gr35" draw:text-style-name="P16" svg:width="1.2815in" svg:height="0.3961in" svg:x="5.1902in" svg:y="0.1811in"><text:p text:style-name="P16">Drugs</text:p><draw:enhanced-geometry svg:viewBox="0 0 21600 21600" draw:type="rectangle" draw:enhanced-path="M 0 0 L 21600 0 21600 21600 0 21600 0 0 Z N"/></draw:custom-shape><draw:frame text:anchor-type="paragraph" draw:z-index="103" draw:name="Shape87" draw:style-name="gr44" draw:text-style-name="P21" svg:width="0.2504in" svg:height="0.2606in" svg:x="1.3465in" svg:y="0.2126in"><draw:text-box><text:p>M</text:p></draw:text-box></draw:frame></text:p>
      <text:p text:style-name="P5"><draw:custom-shape text:anchor-type="paragraph" draw:z-index="84" draw:name="Shape68" draw:style-name="gr33" draw:text-style-name="P16" svg:width="1.2398in" svg:height="0.3543in" svg:x="-0.0181in" svg:y="-0.0083in"><text:p text:style-name="P16">Doctor</text:p><draw:enhanced-geometry svg:viewBox="0 0 21600 21600" draw:type="rectangle" draw:enhanced-path="M 0 0 L 21600 0 21600 21600 0 21600 0 0 Z N"/></draw:custom-shape><draw:line text:anchor-type="paragraph" draw:z-index="87" draw:name="Shape71" draw:style-name="gr3" draw:text-style-name="P16" svg:x1="2.6697in" svg:y1="0.1791in" svg:x2="1.2217in" svg:y2="0.1791in"><text:p/></draw:line><draw:line text:anchor-type="paragraph" draw:z-index="88" draw:name="Shape72" draw:style-name="gr3" draw:text-style-name="P16" svg:x1="3.961in" svg:y1="0.1898in" svg:x2="5.1902in" svg:y2="0.1898in"><text:p/></draw:line><draw:frame text:anchor-type="paragraph" draw:z-index="104" draw:name="Shape88" draw:style-name="gr45" draw:text-style-name="P21" svg:width="0.2713in" svg:height="0.2189in" svg:x="4.6693in" svg:y="0.0126in"><draw:text-box><text:p>N</text:p></draw:text-box></draw:frame></text:p>
      <text:p text:style-name="P5"/>
      <text:p text:style-name="P5"><draw:line text:anchor-type="paragraph" draw:z-index="89" draw:name="Shape73" draw:style-name="gr3" draw:text-style-name="P16" svg:x1="3.2941in" svg:y1="0.1854in" svg:x2="3.2839in" svg:y2="0.7063in"><text:p/></draw:line></text:p>
      <text:p text:style-name="P5"><draw:frame text:anchor-type="paragraph" draw:z-index="105" draw:name="Shape89" draw:style-name="gr44" draw:text-style-name="P21" svg:width="0.2398in" svg:height="0.2606in" svg:x="3.5236in" svg:y="0.0898in"><draw:text-box><text:p>M</text:p></draw:text-box></draw:frame></text:p>
      <text:p text:style-name="P5"><draw:custom-shape text:anchor-type="paragraph" draw:z-index="90" draw:name="Shape74" draw:style-name="gr36" svg:width="1.3335in" svg:height="0.3858in" svg:x="2.6382in" svg:y="0.202in"><text:p text:style-name="P16"><text:s/>Patient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>3. Draw a ER diagram that captures the above information. </text:p>
      <text:p text:style-name="P6">See above</text:p>
      <text:p text:style-name="P5"/>
      <text:p text:style-name="P5"/>
      <text:p text:style-name="P5">4. How would your design change if each drug must be sold at a fixed price by all the pharmacies?</text:p>
      <text:p text:style-name="P5"><draw:custom-shape text:anchor-type="paragraph" draw:z-index="92" draw:name="Shape76" draw:style-name="gr38" draw:text-style-name="P16" svg:width="0.9689in" svg:height="0.8232in" svg:x="3.0236in" svg:y="0.0543in"><text:p text:style-name="P16">sol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3" draw:name="Shape77" draw:style-name="gr39" draw:text-style-name="P16" svg:width="1.3024in" svg:height="0.448in" svg:x="5.5965in" svg:y="0.2in"><text:p text:style-name="P16">Drugs</text:p><draw:enhanced-geometry svg:viewBox="0 0 21600 21600" draw:type="rectangle" draw:enhanced-path="M 0 0 L 21600 0 21600 21600 0 21600 0 0 Z N"/></draw:custom-shape></text:p>
      <text:p text:style-name="P5"><draw:custom-shape text:anchor-type="paragraph" draw:z-index="91" draw:name="Shape75" draw:style-name="gr37" draw:text-style-name="P16" svg:width="1.2713in" svg:height="0.4169in" svg:x="0.2008in" svg:y="0.0311in"><text:p text:style-name="P16">Pharmacy</text:p><draw:enhanced-geometry svg:viewBox="0 0 21600 21600" draw:type="rectangle" draw:enhanced-path="M 0 0 L 21600 0 21600 21600 0 21600 0 0 Z N"/></draw:custom-shape><draw:line text:anchor-type="paragraph" draw:z-index="94" draw:name="Shape78" draw:style-name="gr3" draw:text-style-name="P16" svg:x1="3.076in" svg:y1="0.25in" svg:x2="1.4717in" svg:y2="0.2602in"><text:p/></draw:line><draw:frame text:anchor-type="paragraph" draw:z-index="96" draw:name="Shape80" draw:style-name="gr20" draw:text-style-name="P21" svg:width="0.2606in" svg:height="0.2295in" svg:x="1.6382in" svg:y="0.0728in"><draw:text-box><text:p>M</text:p></draw:text-box></draw:frame><draw:frame text:anchor-type="paragraph" draw:z-index="97" draw:name="Shape81" draw:style-name="gr19" draw:text-style-name="P21" svg:width="0.2087in" svg:height="0.1925in" svg:x="5.2217in" svg:y="0.1146in"><draw:text-box><text:p>N</text:p></draw:text-box></draw:frame></text:p>
      <text:p text:style-name="P5"><draw:line text:anchor-type="paragraph" draw:z-index="95" draw:name="Shape79" draw:style-name="gr3" draw:text-style-name="P16" svg:x1="3.9925in" svg:y1="0.0083in" svg:x2="5.5969in" svg:y2="0.0083in"><text:p/></draw:line><draw:line text:anchor-type="paragraph" draw:z-index="108" draw:name="Shape92" draw:style-name="gr48" draw:text-style-name="P16" svg:x1="5.8776in" svg:y1="0.0917in" svg:x2="5.6173in" svg:y2="0.9354in"><text:p/></draw:line></text:p>
      <text:p text:style-name="P5"/>
      <text:p text:style-name="P5"/>
      <text:p text:style-name="P5"><draw:custom-shape text:anchor-type="paragraph" draw:z-index="109" draw:name="Shape93" draw:style-name="gr49" draw:text-style-name="P16" svg:width="1.1878in" svg:height="0.448in" svg:x="4.9402in" svg:y="0.1583in"><text:p text:style-name="P16">Pri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><text:soft-page-break/>5. How would your design change if the design requirements change as follows: If a doctor prescribes the same drug for the same patient more than once, several such prescriptions may have to be stored separately?</text:p>
      <text:p text:style-name="P5"/>
      <text:p text:style-name="P5"/>
      <text:p text:style-name="Text_20_body"><draw:custom-shape text:anchor-type="paragraph" draw:z-index="111" draw:name="Shape95" draw:style-name="gr51" svg:width="1.4276in" svg:height="1.313in" svg:x="2.5654in" svg:y="0.339in"><text:p>Prescrib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line-break/></text:p>
      <text:p text:style-name="Text_20_body"><draw:custom-shape text:anchor-type="paragraph" draw:z-index="110" draw:name="Shape94" draw:style-name="gr50" draw:text-style-name="P16" svg:width="1.4587in" svg:height="0.4587in" svg:x="-0.3098in" svg:y="0.1465in"><text:p text:style-name="P16">Doctor</text:p><draw:enhanced-geometry svg:viewBox="0 0 21600 21600" draw:type="rectangle" draw:enhanced-path="M 0 0 L 21600 0 21600 21600 0 21600 0 0 Z N"/></draw:custom-shape><draw:custom-shape text:anchor-type="paragraph" draw:z-index="112" draw:name="Shape96" draw:style-name="gr52" svg:width="1.6567in" svg:height="0.5315in" svg:x="5.3256in" svg:y="0.0008in"><text:p text:style-name="P16"><text:s/>Drugs</text:p><draw:enhanced-geometry svg:viewBox="0 0 21600 21600" draw:type="rectangle" draw:enhanced-path="M 0 0 L 21600 0 21600 21600 0 21600 0 0 Z N"/></draw:custom-shape><draw:line text:anchor-type="paragraph" draw:z-index="114" draw:name="Shape98" draw:style-name="gr48" draw:text-style-name="P16" svg:x1="3.9925in" svg:y1="0.4173in" svg:x2="5.326in" svg:y2="0.2717in"><text:p/></draw:line><draw:frame text:anchor-type="paragraph" draw:z-index="119" draw:name="Shape103" draw:style-name="gr55" draw:text-style-name="P21" svg:width="0.3232in" svg:height="0.2295in" svg:x="1.3571in" svg:y="0.3339in"><draw:text-box><text:p>M</text:p></draw:text-box></draw:frame><draw:frame text:anchor-type="paragraph" draw:z-index="121" draw:name="Shape105" draw:style-name="gr46" draw:text-style-name="P21" svg:width="0.2713in" svg:height="0.2504in" svg:x="4.9091in" svg:y="0.2299in"><draw:text-box><text:p>N</text:p></draw:text-box></draw:frame><text:line-break/></text:p>
      <text:p text:style-name="P7"><draw:line text:anchor-type="paragraph" draw:z-index="113" draw:name="Shape97" draw:style-name="gr48" draw:text-style-name="P16" svg:x1="2.565in" svg:y1="-0.1291in" svg:x2="1.1484in" svg:y2="-0.1291in"><text:p/></draw:line><draw:custom-shape text:anchor-type="paragraph" draw:z-index="115" draw:name="Shape99" draw:style-name="gr53" draw:text-style-name="P16" svg:width="1.2921in" svg:height="0.5106in" svg:x="2.5965in" svg:y="1.4646in"><text:p text:style-name="P16">Prescriptions</text:p><draw:enhanced-geometry svg:viewBox="0 0 21600 21600" draw:type="rectangle" draw:enhanced-path="M 0 0 L 21600 0 21600 21600 0 21600 0 0 Z N"/></draw:custom-shape><draw:line text:anchor-type="paragraph" draw:z-index="116" draw:name="Shape100" draw:style-name="gr48" draw:text-style-name="P16" svg:x1="3.2736in" svg:y1="0.5374in" svg:x2="3.2736in" svg:y2="1.6in"><text:p/></draw:line><draw:line text:anchor-type="paragraph" draw:z-index="117" draw:name="Shape101" draw:style-name="gr48" draw:text-style-name="P16" svg:x1="3.8882in" svg:y1="1.8398in" svg:x2="4.2945in" svg:y2="2.2878in"><text:p/></draw:line><draw:custom-shape text:anchor-type="paragraph" draw:z-index="118" draw:name="Shape102" draw:style-name="gr54" svg:width="1.3441in" svg:height="0.448in" svg:x="3.8362in" svg:y="2.2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><draw:frame text:anchor-type="paragraph" draw:z-index="120" draw:name="Shape104" draw:style-name="gr56" draw:text-style-name="P21" svg:width="0.2189in" svg:height="0.2921in" svg:x="3.0547in" svg:y="0in"><draw:text-box><text:p>M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bookmark text:name="docs-internal-guid-7e76da43-7fff-0fc9-02e4-0ce1ff1753b7"/>6. Write Mongoose Schema for your diagram.</text:p>
      <text:p text:style-name="P9"/>
      <text:p text:style-name="P10">Entity 1 <text:span text:style-name="T2">patients</text:span></text:p>
      <text:p text:style-name="P9"/>
      <text:p text:style-name="P9">var patientSchema= new Schema({</text:p>
      <text:p text:style-name="P9"><text:s text:c="2"/>SSN:{type:String,index:true,unique:true,trim:true,required:true},</text:p>
      <text:p text:style-name="P9"><text:s text:c="2"/>Name:{type:String},</text:p>
      <text:p text:style-name="P9"><text:s text:c="2"/>Address:{type:String},</text:p>
      <text:p text:style-name="P9"><text:s text:c="2"/>Age:{type:Number}</text:p>
      <text:p text:style-name="P9">},{collection:'patients'});</text:p>
      <text:p text:style-name="P9"/>
      <text:p text:style-name="P13"><text:soft-page-break/></text:p>
      <text:p text:style-name="P13"/>
      <text:p text:style-name="P15"><text:span text:style-name="T4">Entity 2 </text:span><text:span text:style-name="T5">doctor</text:span></text:p>
      <text:p text:style-name="P14"/>
      <text:p text:style-name="P14">var doctorSchema= new Schema({</text:p>
      <text:p text:style-name="P14"><text:s text:c="2"/>SSN:{type:String,index:true,unique:true,trim:true,required:true},</text:p>
      <text:p text:style-name="P14"><text:s text:c="2"/>Name:{type:String},</text:p>
      <text:p text:style-name="P14"><text:s text:c="2"/>Speciality:{type:String},</text:p>
      <text:p text:style-name="P14"><text:s text:c="2"/>YearOfExperience:{type:Number}</text:p>
      <text:p text:style-name="P14">},{collection:'doctors'});</text:p>
      <text:p text:style-name="P14"/>
      <text:p text:style-name="P14"/>
      <text:p text:style-name="P15"><text:span text:style-name="T4">Entity 3 </text:span><text:span text:style-name="T5">drugs</text:span></text:p>
      <text:p text:style-name="P14"/>
      <text:p text:style-name="P14">var drugSchema= new Schema({</text:p>
      <text:p text:style-name="P14">Tradename:{type:String,index:true,unique:true,trim:true,required:true,ref:},</text:p>
      <text:p text:style-name="P14"><text:s text:c="2"/>Formula:{type:String},</text:p>
      <text:p text:style-name="P14"><text:s text:c="2"/>Price:{type:Number},</text:p>
      <text:p text:style-name="P14">},{collection:'drugs'});</text:p>
      <text:p text:style-name="P14"/>
      <text:p text:style-name="Text_20_body"><text:line-break/></text:p>
      <text:p text:style-name="P11"><text:span text:style-name="T3">Entity 4 pharmacy</text:span></text:p>
      <text:p text:style-name="P11"/>
      <text:p text:style-name="P11">var pharmacySchema= new Schema({</text:p>
      <text:p text:style-name="P11"><text:s text:c="2"/>Name:{type:String,index:true,unique:true,trim:true,required:true},</text:p>
      <text:p text:style-name="P11"><text:s text:c="2"/>Address:{type:String},</text:p>
      <text:p text:style-name="P11"><text:s text:c="2"/>PhoneNumber:{type:Number,default:}</text:p>
      <text:p text:style-name="P11">},{collection:'pharmacy'});</text:p>
      <text:p text:style-name="P11"/>
      <text:p text:style-name="P12">Entity 5 company</text:p>
      <text:p text:style-name="P11"/>
      <text:p text:style-name="P11">var companySchema= new Schema({</text:p>
      <text:p text:style-name="P11"><text:s text:c="2"/>Name:{type:String,index:true,unique:true,trim:true,required:true},</text:p>
      <text:p text:style-name="P11"><text:s text:c="2"/>PhoneNumber:{type:Number,default:}</text:p>
      <text:p text:style-name="P11"><text:soft-page-break/>},{collection:'company'});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Cambria1" svg:font-family="Cambria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44:23.303444556</meta:creation-date>
    <dc:date>2019-07-29T13:43:52.495028097</dc:date>
    <meta:editing-duration>PT2H13M5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5" meta:paragraph-count="45" meta:word-count="149" meta:character-count="1620" meta:non-whitespace-character-count="1479"/>
  </office:meta>
</office:document-meta>
</file>